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officeooo:rsid="0021b844" officeooo:paragraph-rsid="0021b844" style:font-size-asian="12pt" style:font-size-complex="12pt"/>
    </style:style>
    <style:style style:name="P3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4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2f7bd"/>
    </style:style>
    <style:style style:name="T9" style:family="text">
      <style:text-properties style:text-underline-style="none"/>
    </style:style>
    <style:style style:name="T10" style:family="text">
      <style:text-properties officeooo:rsid="0022f7bd"/>
    </style:style>
    <style:style style:name="T11" style:family="text">
      <style:text-properties officeooo:rsid="00240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11 BSD on <text:span text:style-name="T11">PiDP-11</text:span></text:p>
      <text:p text:style-name="P4">Using vi</text:p>
      <text:p text:style-name="P1"/>
      <text:p text:style-name="P2">This is a short description of the most important commands in vi.</text:p>
      <text:p text:style-name="P2"/>
      <text:p text:style-name="P2">To edit or inspect a file with the name <text:span text:style-name="T1">filename</text:span> in <text:span text:style-name="T9">vi</text:span>, start with the command <text:span text:style-name="T7">vi </text:span><text:span text:style-name="T2">filename</text:span></text:p>
      <text:p text:style-name="P2"/>
      <text:p text:style-name="P2">Use &lt;left arrow&gt;, &lt;right arrow&gt;, &lt;up arrow&gt; and &lt;down arrow&gt; to <text:span text:style-name="T6">navigate</text:span> around.</text:p>
      <text:p text:style-name="P2"/>
      <text:p text:style-name="P2">Use <text:span text:style-name="T7">:</text:span><text:span text:style-name="T2">linenumber</text:span><text:span text:style-name="T3"> to </text:span><text:span text:style-name="T4">go to</text:span><text:span text:style-name="T3"> a specific line, or </text:span><text:span text:style-name="T5">/</text:span><text:span text:style-name="T2">string</text:span><text:span text:style-name="T3"> to </text:span><text:span text:style-name="T4">search</text:span><text:span text:style-name="T3"> for the next occurance of </text:span><text:span text:style-name="T1">string.</text:span></text:p>
      <text:p text:style-name="P2"/>
      <text:p text:style-name="P2">Use <text:span text:style-name="T7">a</text:span> to append or <text:span text:style-name="T7">i</text:span> to insert text at the current location of the cursor. Be careful not to use the arrow keys while inserting text. <text:span text:style-name="T10">Using &lt;return&gt; to insert an additional line is ok. </text:span>Use <text:span text:style-name="T7">&lt;esc&gt;</text:span> to exit the insert/append mode.</text:p>
      <text:p text:style-name="P2"/>
      <text:p text:style-name="P2">Use <text:span text:style-name="T7">dd</text:span> to delete the current line, or <text:span text:style-name="T7">x</text:span> to delete the current character, or <text:span text:style-name="T7">r</text:span> to replace the current character.</text:p>
      <text:p text:style-name="P2"/>
      <text:p text:style-name="P2">Once you are finished, save and and quit with <text:span text:style-name="T7">:</text:span><text:span text:style-name="T8">wq</text:span><text:span text:style-name="T10">. If you want to force quit without saving, use </text:span><text:span text:style-name="T8">:q!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40:16.035321788</dc:date>
    <meta:editing-duration>PT7M50S</meta:editing-duration>
    <meta:editing-cycles>3</meta:editing-cycles>
    <meta:document-statistic meta:table-count="0" meta:image-count="0" meta:object-count="0" meta:page-count="1" meta:paragraph-count="9" meta:word-count="151" meta:character-count="796" meta:non-whitespace-character-count="654"/>
  </office:meta>
</office:document-meta>
</file>